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2.3cm" svg:x="3.3cm" svg:y="8.7cm"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4.1cm" svg:x="3.6cm" svg:y="14.4cm">
          <text:p text:style-name="P1">Input/</text:p>
          <text:p text:style-name="P1">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2cm" svg:height="3.4cm" svg:x="1.8cm" svg:y="1.8cm">
          <text:p text:style-name="P1">Decisio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3.8cm" svg:y1="11.7cm" svg:x2="9.1cm" svg:y2="11.7cm">
          <text:p/>
        </draw:line>
        <draw:line draw:style-name="gr2" draw:text-style-name="P1" draw:layer="layout" svg:x1="3.9cm" svg:y1="13.6cm" svg:x2="9cm" svg:y2="13.6cm">
          <text:p/>
        </draw:line>
        <draw:path draw:style-name="gr2" draw:text-style-name="P1" draw:layer="layout" svg:width="1.486cm" svg:height="1.186cm" draw:transform="rotate (2.29737689440014) translate (3.89999999738816cm 13.6000000023213cm)" svg:viewBox="0 0 1487 1187" svg:d="M0 0c1204 0 1487 1187 1487 1187">
          <text:p/>
        </draw:path>
        <draw:path draw:style-name="gr2" draw:text-style-name="P1" draw:layer="layout" svg:width="1.486cm" svg:height="1.186cm" draw:transform="rotate (2.29702782854974) translate (9.09999988445284cm 13.6000001026236cm)" svg:viewBox="0 0 1487 1187" svg:d="M0 0c1204 0 1487 1187 1487 1187">
          <text:p/>
        </draw:path>
        <draw:frame draw:style-name="gr3" draw:layer="layout" svg:width="4.1cm" svg:height="1.517cm" svg:x="4.7cm" svg:y="12.15cm">
          <draw:text-box>
            <text:p>Storage</text:p>
            <text:p><text:span text:style-name="T1"/></text:p>
          </draw:text-box>
        </draw:frame>
        <draw:g>
          <draw:line draw:style-name="gr2" draw:text-style-name="P1" draw:layer="layout" svg:x1="4.784cm" svg:y1="5.7cm" svg:x2="10.084cm" svg:y2="5.7cm">
            <text:p/>
          </draw:line>
          <draw:line draw:style-name="gr2" draw:text-style-name="P1" draw:layer="layout" svg:x1="4.884cm" svg:y1="7.6cm" svg:x2="9.884cm" svg:y2="7.6cm">
            <text:p/>
          </draw:line>
          <draw:path draw:style-name="gr2" draw:text-style-name="P1" draw:layer="layout" svg:width="1.486cm" svg:height="1.186cm" draw:transform="rotate (2.29737689440014) translate (4.88399999738816cm 7.60000000232135cm)" svg:viewBox="0 0 1487 1187" svg:d="M0 0c1204 0 1487 1187 1487 1187">
            <text:p/>
          </draw:path>
          <draw:path draw:style-name="gr2" draw:text-style-name="P1" draw:layer="layout" svg:width="1.486cm" svg:height="1.186cm" draw:transform="rotate (-2.29702782854974) translate (10.8714536874827cm 6.48819528049106cm)" svg:viewBox="0 0 1487 1187" svg:d="M1487 0c-1204 0-1487 1187-1487 1187">
            <text:p/>
          </draw:path>
          <draw:frame draw:style-name="gr3" draw:layer="layout" svg:width="4.1cm" svg:height="1.25cm" svg:x="5.684cm" svg:y="6.15cm">
            <draw:text-box>
              <text:p>Start/Stop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4:47:26.686000000</meta:creation-date>
    <dc:date>2014-11-30T13:23:55.926000000</dc:date>
    <meta:editing-duration>PT1M33S</meta:editing-duration>
    <meta:editing-cycles>3</meta:editing-cycles>
    <meta:generator>LibreOffice/4.2.6.3$Windows_x86 LibreOffice_project/3fd416d4c6db7d3204c17ce57a1d70f6e531ee21</meta:generator>
    <meta:document-statistic meta:object-count="14"/>
  </office:meta>
</office:document-meta>
</file>